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endurance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table:number-columns-repeated="1010"/>
          <table:table-cell table:style-name="ce14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issor Jum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ic Lun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8:34:08.46550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3T00:50:06.048993935</dc:date>
    <meta:editing-duration>P14DT18H8M58S</meta:editing-duration>
    <meta:editing-cycles>74</meta:editing-cycles>
    <meta:document-statistic meta:table-count="1" meta:cell-count="447" meta:object-count="0"/>
  </office:meta>
</office:document-meta>
</file>